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832d" officeooo:paragraph-rsid="0000832d"/>
    </style:style>
    <style:style style:name="P2" style:family="paragraph" style:parent-style-name="Standard">
      <style:text-properties officeooo:rsid="00013a3a" officeooo:paragraph-rsid="00013a3a"/>
    </style:style>
    <style:style style:name="P3" style:family="paragraph" style:parent-style-name="Standard">
      <style:text-properties fo:font-weight="bold" officeooo:rsid="00013a3a" officeooo:paragraph-rsid="00013a3a" style:font-weight-asian="bold" style:font-weight-complex="bold"/>
    </style:style>
    <style:style style:name="P4" style:family="paragraph" style:parent-style-name="Standard">
      <style:text-properties fo:font-weight="bold" officeooo:rsid="0000832d" officeooo:paragraph-rsid="0000832d" style:font-weight-asian="bold" style:font-weight-complex="bold"/>
    </style:style>
    <style:style style:name="P5" style:family="paragraph" style:parent-style-name="Standard">
      <style:text-properties fo:font-weight="normal" officeooo:rsid="00013a3a" officeooo:paragraph-rsid="00013a3a" style:font-weight-asian="normal" style:font-weight-complex="normal"/>
    </style:style>
    <style:style style:name="P6" style:family="paragraph" style:parent-style-name="Standard">
      <style:text-properties officeooo:rsid="0000832d" officeooo:paragraph-rsid="0006ebec"/>
    </style:style>
    <style:style style:name="P7" style:family="paragraph" style:parent-style-name="Standard">
      <style:text-properties officeooo:rsid="0000832d" officeooo:paragraph-rsid="00087684"/>
    </style:style>
    <style:style style:name="P8" style:family="paragraph" style:parent-style-name="Standard">
      <style:text-properties fo:font-weight="normal" officeooo:rsid="00013a3a" officeooo:paragraph-rsid="0006ebec" style:font-weight-asian="normal" style:font-weight-complex="normal"/>
    </style:style>
    <style:style style:name="P9" style:family="paragraph" style:parent-style-name="Standard">
      <style:text-properties fo:font-weight="normal" officeooo:rsid="00013a3a" officeooo:paragraph-rsid="00087684" style:font-weight-asian="normal" style:font-weight-complex="normal"/>
    </style:style>
    <style:style style:name="P10" style:family="paragraph" style:parent-style-name="Standard">
      <style:text-properties fo:font-weight="bold" officeooo:rsid="0000832d" officeooo:paragraph-rsid="0006ebec" style:font-weight-asian="bold" style:font-weight-complex="bold"/>
    </style:style>
    <style:style style:name="P11" style:family="paragraph" style:parent-style-name="Standard">
      <style:text-properties fo:font-weight="bold" officeooo:rsid="0000832d" officeooo:paragraph-rsid="00087684" style:font-weight-asian="bold" style:font-weight-complex="bold"/>
    </style:style>
    <style:style style:name="P12" style:family="paragraph" style:parent-style-name="Standard">
      <style:text-properties fo:font-weight="bold" officeooo:rsid="00013a3a" officeooo:paragraph-rsid="0006ebec" style:font-weight-asian="bold" style:font-weight-complex="bold"/>
    </style:style>
    <style:style style:name="P13" style:family="paragraph" style:parent-style-name="Standard">
      <style:text-properties fo:font-weight="bold" officeooo:rsid="00013a3a" officeooo:paragraph-rsid="00087684" style:font-weight-asian="bold" style:font-weight-complex="bold"/>
    </style:style>
    <style:style style:name="P14" style:family="paragraph" style:parent-style-name="Standard">
      <style:text-properties officeooo:rsid="00013a3a" officeooo:paragraph-rsid="0006ebec"/>
    </style:style>
    <style:style style:name="P15" style:family="paragraph" style:parent-style-name="Standard">
      <style:text-properties officeooo:rsid="00013a3a" officeooo:paragraph-rsid="00087684"/>
    </style:style>
    <style:style style:name="P16" style:family="paragraph" style:parent-style-name="Standard">
      <style:text-properties officeooo:rsid="0006ebec" officeooo:paragraph-rsid="0006ebec"/>
    </style:style>
    <style:style style:name="P17" style:family="paragraph" style:parent-style-name="Standard">
      <style:text-properties officeooo:rsid="00087684" officeooo:paragraph-rsid="00087684"/>
    </style:style>
    <style:style style:name="T1" style:family="text">
      <style:text-properties officeooo:rsid="0002617b"/>
    </style:style>
    <style:style style:name="T2" style:family="text">
      <style:text-properties officeooo:rsid="0006ebec"/>
    </style:style>
    <style:style style:name="T3" style:family="text">
      <style:text-properties officeooo:rsid="00087684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1:</text:p>
      <text:p text:style-name="P1">Purpose:</text:p>
      <text:p text:style-name="P1">To test the loading of S1 records.</text:p>
      <text:p text:style-name="P1"/>
      <text:p text:style-name="P4">Input:</text:p>
      <text:p text:style-name="P1">S1111000006C0158A14550248940FC23085C73</text:p>
      <text:p text:style-name="P1"/>
      <text:p text:style-name="P4">Expected output:</text:p>
      <text:p text:style-name="P1"/>
      <text:p text:style-name="P2">Starting address is printed, Message reading “Data Loaded Correctly” displaye<text:span text:style-name="T1">d</text:span> on the terminal.</text:p>
      <text:p text:style-name="P1"/>
      <text:p text:style-name="P3">Actual Output:</text:p>
      <text:p text:style-name="P2"/>
      <text:p text:style-name="P2">Starting Address: 1000</text:p>
      <text:p text:style-name="P2"/>
      <text:p text:style-name="P2">Data Loaded Correctly</text:p>
      <text:p text:style-name="P2"/>
      <text:p text:style-name="P3">Result: </text:p>
      <text:p text:style-name="P5">PASSED</text:p>
      <text:p text:style-name="P5"/>
      <text:p text:style-name="P10">T<text:span text:style-name="T2">2</text:span>:</text:p>
      <text:p text:style-name="P6">Purpose:</text:p>
      <text:p text:style-name="P16">To check if instructions are detected properly</text:p>
      <text:p text:style-name="P6"/>
      <text:p text:style-name="P10">Input:</text:p>
      <text:p text:style-name="P6">S00A00005375622E61736D5C</text:p>
      <text:p text:style-name="P6">S113100008688042086890420868B84208688842C4</text:p>
      <text:p text:style-name="P6">S9031000EC</text:p>
      <text:p text:style-name="P6"/>
      <text:p text:style-name="P6"><text:span text:style-name="T4">Expected output:</text:span></text:p>
      <text:p text:style-name="P16"/>
      <text:p text:style-name="P16">MOVZ</text:p>
      <text:p text:style-name="P16"/>
      <text:p text:style-name="P16">sub</text:p>
      <text:p text:style-name="P16"/>
      <text:p text:style-name="P16">MOVZ</text:p>
      <text:p text:style-name="P16"/>
      <text:p text:style-name="P16">sub</text:p>
      <text:p text:style-name="P16"/>
      <text:p text:style-name="P16">MOVZ</text:p>
      <text:p text:style-name="P16"/>
      <text:p text:style-name="P16">sub</text:p>
      <text:p text:style-name="P16"/>
      <text:p text:style-name="P16">MOVZ</text:p>
      <text:p text:style-name="P16"/>
      <text:p text:style-name="P16">sub</text:p>
      <text:p text:style-name="P16"/>
      <text:p text:style-name="P6"/>
      <text:p text:style-name="P12">Actual Output:</text:p>
      <text:p text:style-name="P14"><text:soft-page-break/></text:p>
      <text:p text:style-name="P14">DATA: 6808</text:p>
      <text:p text:style-name="P14">MOVZ</text:p>
      <text:p text:style-name="P14">DATA: 4280</text:p>
      <text:p text:style-name="P14">sub</text:p>
      <text:p text:style-name="P14">DATA: 6808</text:p>
      <text:p text:style-name="P14">MOVZ</text:p>
      <text:p text:style-name="P14">DATA: 4290</text:p>
      <text:p text:style-name="P14">sub</text:p>
      <text:p text:style-name="P14">DATA: 6808</text:p>
      <text:p text:style-name="P14">MOVZ</text:p>
      <text:p text:style-name="P14">DATA: 42b8</text:p>
      <text:p text:style-name="P14">sub</text:p>
      <text:p text:style-name="P14">DATA: 6808</text:p>
      <text:p text:style-name="P14">MOVZ</text:p>
      <text:p text:style-name="P14">DATA: 4288</text:p>
      <text:p text:style-name="P14">sub</text:p>
      <text:p text:style-name="P14"/>
      <text:p text:style-name="P12">Result: </text:p>
      <text:p text:style-name="P8">PASSED</text:p>
      <text:p text:style-name="P5"/>
      <text:p text:style-name="P5"/>
      <text:p text:style-name="P10">T<text:span text:style-name="T2">3</text:span>:</text:p>
      <text:p text:style-name="P6">Purpose:</text:p>
      <text:p text:style-name="P6">To test <text:span text:style-name="T2">if sub works properly</text:span></text:p>
      <text:p text:style-name="P6"/>
      <text:p text:style-name="P10">Input:</text:p>
      <text:p text:style-name="P6">S00A00005375622E61736D5C</text:p>
      <text:p text:style-name="P6">S113100008688042086890420868B84208688842C4</text:p>
      <text:p text:style-name="P6">S9031000EC</text:p>
      <text:p text:style-name="P6"/>
      <text:p text:style-name="P10">Expected output:</text:p>
      <text:p text:style-name="P6"/>
      <text:p text:style-name="P16">All registers should be 0 excpet for R7, which is the program counter and will be set to the value of the breakpoint</text:p>
      <text:p text:style-name="P6"/>
      <text:p text:style-name="P12">Actual Output:</text:p>
      <text:p text:style-name="P14"/>
      <text:p text:style-name="P14">R0: 0000</text:p>
      <text:p text:style-name="P14">R1: 0000</text:p>
      <text:p text:style-name="P14">R2: 0000</text:p>
      <text:p text:style-name="P14">R3: 0000</text:p>
      <text:p text:style-name="P14">R4: 0000</text:p>
      <text:p text:style-name="P14">R5: 0000</text:p>
      <text:p text:style-name="P14">R6: 0000</text:p>
      <text:p text:style-name="P14">R7: 1010</text:p>
      <text:p text:style-name="P14"/>
      <text:p text:style-name="P14"/>
      <text:p text:style-name="P12">Result: </text:p>
      <text:p text:style-name="P8"><text:soft-page-break/>PASSED</text:p>
      <text:p text:style-name="P8"/>
      <text:p text:style-name="P10">T<text:span text:style-name="T3">4</text:span>:</text:p>
      <text:p text:style-name="P6">Purpose:</text:p>
      <text:p text:style-name="P6">To test <text:span text:style-name="T2">if SWAP AND SXT work properly</text:span></text:p>
      <text:p text:style-name="P6"/>
      <text:p text:style-name="P10">Input:</text:p>
      <text:p text:style-name="P6">S00E0000535750425358542E61736D47</text:p>
      <text:p text:style-name="P6">S10500804142F7</text:p>
      <text:p text:style-name="P6">S1111000006C0080004E7970094E016C094EA0</text:p>
      <text:p text:style-name="P6">S9031000EC</text:p>
      <text:p text:style-name="P6"/>
      <text:p text:style-name="P10">Expected output:</text:p>
      <text:p text:style-name="P6"/>
      <text:p text:style-name="P17">R1 should be 0xff80, and R7 should be the value of the breakpoint. I’ll <text:s/>be using 100E as my breakpoint for this test.</text:p>
      <text:p text:style-name="P6"/>
      <text:p text:style-name="P12">Actual Output:</text:p>
      <text:p text:style-name="P14"/>
      <text:p text:style-name="P17">R0: 0000</text:p>
      <text:p text:style-name="P17">R1: ff80</text:p>
      <text:p text:style-name="P17">R2: 0000</text:p>
      <text:p text:style-name="P17">R3: 0000</text:p>
      <text:p text:style-name="P17">R4: 0000</text:p>
      <text:p text:style-name="P17">R5: 0000</text:p>
      <text:p text:style-name="P17">R6: 0000</text:p>
      <text:p text:style-name="P17">R7: 100e</text:p>
      <text:p text:style-name="P14"/>
      <text:p text:style-name="P14"/>
      <text:p text:style-name="P12">Result: </text:p>
      <text:p text:style-name="P8">PASSED</text:p>
      <text:p text:style-name="P8"/>
      <text:p text:style-name="P9"/>
      <text:p text:style-name="P8"/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23:13:46.758255425</meta:creation-date>
    <dc:date>2020-08-01T22:15:39.990751957</dc:date>
    <meta:editing-duration>PT3H8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88" meta:word-count="204" meta:character-count="1310" meta:non-whitespace-character-count="1189"/>
  </office:meta>
</office:document-meta>
</file>